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99142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0099142" style:font-size-asian="12pt" style:font-size-complex="12pt"/>
    </style:style>
    <style:style style:name="P4" style:family="paragraph" style:parent-style-name="Standard">
      <style:text-properties style:font-name="Liberation Sans" fo:font-size="12pt" officeooo:rsid="00099142" officeooo:paragraph-rsid="00099142" style:font-size-asian="12pt" style:font-size-complex="12pt"/>
    </style:style>
    <style:style style:name="P5" style:family="paragraph" style:parent-style-name="Standard">
      <style:text-properties style:font-name="Liberation Sans" fo:font-size="12pt" officeooo:rsid="000a5b4b" officeooo:paragraph-rsid="000a5b4b" style:font-size-asian="12pt" style:font-size-complex="12pt"/>
    </style:style>
    <style:style style:name="P6" style:family="paragraph" style:parent-style-name="Standard">
      <style:text-properties style:font-name="Liberation Sans" fo:font-size="12pt" officeooo:rsid="000a5b4b" officeooo:paragraph-rsid="000e1cf5" style:font-size-asian="12pt" style:font-size-complex="12pt"/>
    </style:style>
    <style:style style:name="P7" style:family="paragraph" style:parent-style-name="Standard">
      <style:text-properties style:font-name="Liberation Sans" fo:font-size="12pt" officeooo:rsid="000e1cf5" officeooo:paragraph-rsid="000e1cf5" style:font-size-asian="12pt" style:font-size-complex="12pt"/>
    </style:style>
    <style:style style:name="P8" style:family="paragraph" style:parent-style-name="Standard">
      <style:text-properties style:font-name="Liberation Sans" fo:font-size="12pt" fo:font-weight="bold" officeooo:paragraph-rsid="0009914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2pt" fo:font-weight="bold" officeooo:rsid="000a5b4b" officeooo:paragraph-rsid="000e1cf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2pt" fo:font-weight="bold" officeooo:rsid="00099142" officeooo:paragraph-rsid="0009914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14pt" fo:font-weight="bold" officeooo:paragraph-rsid="00099142" style:font-size-asian="14pt" style:font-weight-asian="bold" style:font-size-complex="14pt" style:font-weight-complex="bold"/>
    </style:style>
    <style:style style:name="T1" style:family="text">
      <style:text-properties officeooo:rsid="00099142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f8ee"/>
    </style:style>
    <style:style style:name="T5" style:family="text">
      <style:text-properties officeooo:rsid="000c39f7"/>
    </style:style>
    <style:style style:name="T6" style:family="text">
      <style:text-properties officeooo:rsid="000e1b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1">First Last</text:p>
      <text:p text:style-name="P3">5929 West Metaline - <text:s/>Kennewick, WA 99336 <text:s/>- (509) 222-5350</text:p>
      <text:p text:style-name="P1"><text:span text:style-name="T2">name@gmail.com <text:s text:c="3"/></text:span><text:a xlink:type="simple" xlink:href="https://name.github.io/" text:style-name="Internet_20_link" text:visited-style-name="Visited_20_Internet_20_Link"><text:span text:style-name="T2">https://name.github.io</text:span></text:a></text:p>
      <text:p text:style-name="P3"/>
      <text:p text:style-name="P8">CAREER OBJECTIVE</text:p>
      <text:p text:style-name="P3">Write the objective for the desired scholarship or j<text:span text:style-name="T1">o</text:span>b.</text:p>
      <text:p text:style-name="P3"/>
      <text:p text:style-name="P8">EDUCATION</text:p>
      <text:p text:style-name="P3"><text:span text:style-name="T3">Richland High School</text:span> - Graduation - June 2019</text:p>
      <text:p text:style-name="P3">930 Long Avenue, Richland, WA 99385</text:p>
      <text:p text:style-name="P3"/>
      <text:p text:style-name="P8">Tri-Tech Skills Center</text:p>
      <text:p text:style-name="P3">5929 W<text:span text:style-name="T1">est</text:span> Metaline, Kennewick, WA 99336 </text:p>
      <text:p text:style-name="P3">Computer Science / Cyber Security Program</text:p>
      <text:p text:style-name="P3"/>
      <text:p text:style-name="P8">WORK EXPERIENCE</text:p>
      <text:p text:style-name="P3">Richland High School Instrumental Music Boosters</text:p>
      <text:p text:style-name="P3"/>
      <text:p text:style-name="P3">Volunteer - Richland High School (Supervisor: Jaclyn Martin)</text:p>
      <text:p text:style-name="P3">Three Years | Duties: Section Representation, Fundraising</text:p>
      <text:p text:style-name="P3"/>
      <text:p text:style-name="P3">Tri-Tech Skills Center (Cyber Security)</text:p>
      <text:p text:style-name="P3">Two Days | Duties: Computer System Setup, Organization, General Cleaning</text:p>
      <text:p text:style-name="P3"/>
      <text:p text:style-name="P3">S<text:span text:style-name="T3">KILLS | HONORS | ACHIEVEMENTS | LEADERSHIP</text:span></text:p>
      <text:p text:style-name="P3">Spanish (Two Years)</text:p>
      <text:p text:style-name="P3">Band Section Leadership (Two Years)</text:p>
      <text:p text:style-name="P3">Concert / Marching Percussion (Seven / Four Years)</text:p>
      <text:p text:style-name="P3">Advanced Placement Education</text:p>
      <text:p text:style-name="P3"><text:tab/> (Biology, Human Geography, World History, US History, Literature)</text:p>
      <text:p text:style-name="P3"/>
      <text:p text:style-name="P8">SUMMARY OF QUALIFICATIONS</text:p>
      <text:p text:style-name="P3">Hardware: Computer Building, Component Swapping | Raspberry Pi</text:p>
      <text:p text:style-name="P3">Systems: Windows 7,8.1,10 | MacOS X | Debian Linux | Raspbian Linux</text:p>
      <text:p text:style-name="P3">Languages: HTML/CSS | PHP | Python | C, C++ | Java | SQL | Bash</text:p>
      <text:p text:style-name="P3">Technical Skills: Basic networking and computer security . </text:p>
      <text:p text:style-name="P3">Cyber Patriot (uscyberpatriot.org)</text:p>
      <text:p text:style-name="P3"/>
      <text:p text:style-name="P8">COMMUNITY SERVICE</text:p>
      <text:p text:style-name="P3">The Arc of Tri-Cities (Better Together)</text:p>
      <text:p text:style-name="P3"/>
      <text:p text:style-name="P10">REFERENCES UPON REQUEST</text:p>
      <text:p text:style-name="P4"/>
      <text:p text:style-name="P5">THE ABOVE IS JUST A BASIC E<text:span text:style-name="T4">X</text:span>AMPLE – THIS COULD BE EXPANDED TO TWO PAGES</text:p>
      <text:p text:style-name="P7">THE FOLLOWING WOULD GO ON A COVER LETTER OR PERSONAL STATEMENT</text:p>
      <text:p text:style-name="P9">ACCOMPLISHMENTS <text:span text:style-name="T5">AND ACHIEVEMENTS</text:span></text:p>
      <text:p text:style-name="P6">Python code in functional format to <text:span text:style-name="T6">propagate</text:span> a world in Minecraft Pi</text:p>
      <text:p text:style-name="P6">Python <text:span text:style-name="T6">code to calulate </text:span>network subnet <text:span text:style-name="T6">IP addresses</text:span>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38:14.778302515</meta:creation-date>
    <dc:date>2020-02-14T14:47:14.045675024</dc:date>
    <meta:editing-duration>PT2H8M58S</meta:editing-duration>
    <meta:editing-cycles>6</meta:editing-cycles>
    <meta:generator>LibreOffice/6.1.5.2$Linux_X86_64 LibreOffice_project/10$Build-2</meta:generator>
    <meta:print-date>2020-02-14T12:58:03.993566574</meta:print-date>
    <meta:document-statistic meta:table-count="0" meta:image-count="0" meta:object-count="0" meta:page-count="2" meta:paragraph-count="37" meta:word-count="235" meta:character-count="1580" meta:non-whitespace-character-count="1372"/>
  </office:meta>
</office:document-meta>
</file>